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a3b3e" officeooo:paragraph-rsid="001a3b3e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1a3b3e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1a3b3e" officeooo:paragraph-rsid="001a3b3e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officeooo:rsid="001a3b3e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a3b3e" fo:background-color="transparent" loext:char-shading-value="0" style:font-name-asian="Calibri" style:font-size-asian="11pt" style:font-name-complex="Calibri" style:font-size-complex="11pt"/>
    </style:style>
    <style:style style:name="T4" style:family="text">
      <style:text-properties style:use-window-font-color="true" loext:opacity="0%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style:font-name="S hne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374151" loext:opacity="100%" style:font-name="Calibri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loext:opacity="100%" style:font-name="S hne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loext:opacity="100%" style:font-name="Calibri1" fo:font-size="11pt" fo:letter-spacing="normal" fo:font-style="normal" fo:font-weight="normal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000000" loext:opacity="100%" style:font-name="Calibri" fo:font-size="11pt" fo:font-weight="normal" officeooo:rsid="001a3b3e" fo:background-color="transparent" loext:char-shading-value="0" style:font-name-asian="Calibri" style:font-size-asian="11pt" style:font-name-complex="Calibri" style:font-size-complex="11pt"/>
    </style:style>
    <style:style style:name="T12" style:family="text">
      <style:text-properties fo:color="#000000" loext:opacity="100%" style:font-name="Calibri" fo:font-size="11pt" fo:font-weight="normal" officeooo:rsid="001a3b3e" fo:background-color="transparent" loext:char-shading-value="0" style:font-name-asian="Calibri" style:font-name-complex="Calibri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color="#000000" loext:opacity="100%" style:font-name="Calibri1" fo:font-size="11pt" style:font-size-asian="11pt" style:font-size-complex="11pt"/>
    </style:style>
    <style:style style:name="T15" style:family="text">
      <style:text-properties style:font-name="Calibri1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3</text:p>
      <text:p text:style-name="P1"><text:span text:style-name="T1">b.) Polecenie Ping czyli Packet Internet Groper jest narzędziem diagnostycznym, który pozwala na sprawdzenie łączności pomiędzy dwoma urządzeniami na przykład Twoim komputerem a serwerem, na którym znajduje się Twoja witryna</text:span></text:p>
      <text:p text:style-name="P6"><text:span text:style-name="T1">c.) Komputer dysponuje adresem IP, maską podsieci oraz domyślną bramką sieciową, aby poprawnie wysłać pakiet w sieci lokalnej, musi zdobyć dane: </text:span><text:span text:style-name="T4">Adres IP</text:span><text:span text:style-name="T1"> docelowego hosta, </text:span><text:span text:style-name="T4">Adres MAC </text:span><text:span text:style-name="T1">docelowego hosta, </text:span><text:span text:style-name="T4">domową bramę sieciową</text:span><text:span text:style-name="T1"> (jest to IP routera pośredniczącego między komputerem a innymi sieciami)</text:span></text:p>
      <text:p text:style-name="P2">e.) Komputer z kartą sieciową i router bądź przełącznik</text:p>
      <text:p text:style-name="P3">2.4</text:p>
      <text:p text:style-name="P5"><text:span text:style-name="T2">a.) </text:span><text:span text:style-name="T11">Aby sprawdzić czy dany serwer znajduje się w tej samej sieci lokalnej, należy porównać adresy IP serwera i komputera. </text:span><text:span text:style-name="T9">Jeśli adresy IP należą do tej samej podsieci, to oznacza, że znajdują się w tej samej sieci lokalnej. Można to sprawdzić za pomocą polecenia ipconfig lub ifconfig na komputerze oraz za pomocą polecenia show ip interface brief na routerze lub switchu.</text:span><text:span text:style-name="T14"> </text:span></text:p>
      <text:p text:style-name="P5"><text:span text:style-name="T2">b.</text:span><text:span text:style-name="T12">) </text:span><text:span text:style-name="T9">Adresy MAC i IP znajdują się w nagłówkach pakietów protokołu ICMP. Adres MAC znajduje się w nagłówku warstwy łącza danych, a adres IP w nagłówku warstwy internetowej</text:span><text:span text:style-name="T14"> </text:span></text:p>
      <text:p text:style-name="P2">2.8</text:p>
      <text:p text:style-name="P1"><text:span text:style-name="T1">b) DNS, czyli Domain Name System. To protokół przekształcający nazwy domen internetowych na zrozumiałe dla komputerów dane liczbowe, przechowywane w rzeczywistych urządzeniach</text:span></text:p>
      <text:p text:style-name="P1"><text:span text:style-name="T1">d) Protokół warstwy transportowej używany do przenoszenia wiadomości DNS to UDP (User Datagram Protocol)<text:line-break/>UDP - (ang. User Datagram Protocol) to protokół komunikacyjny, który w odróżnieniu od TCP/IP nie potrafi zadbać o dzielenie i składanie pakietów. Jest wykorzystywany do przesyłania dużych plików oraz do transmisji strumieniowej</text:span></text:p>
      <text:p text:style-name="P1"><text:span text:style-name="T1">e) DNS – korzysta z portu 53 za pomocą TCP i UDP jednocześnie</text:span></text:p>
      <text:p text:style-name="P1"><text:span text:style-name="T1">j) 12 bajtów</text:span></text:p>
      <text:p text:style-name="P1"><text:span text:style-name="T1">k) 28 bajtów</text:span></text:p>
      <text:p text:style-name="P1"><text:span text:style-name="T1">l) DNS - różne informacje z zapytaniem i odpowiedzią</text:span></text:p>
      <text:p text:style-name="P1"><text:span text:style-name="T1"><text:s text:c="4"/>ARP - adres IP urządzenia, który jest poszukiwane lub MAC urządzenia rozpoznawanego</text:span></text:p>
      <text:p text:style-name="P2"><text:s text:c="4"/>ICMP - zapytania echo, błędy, ostrzeżenia</text:p>
      <text:p text:style-name="P1"><text:span text:style-name="T1">m) Przed nawiązaniem połączenia z serwerem WWW, komputer musi wysłać trzy pakiety w ramach procesu nazywanego trójstopniowym ustanowieniem połączeni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7T10:05:42.925000000</dc:date>
    <meta:editing-duration>PT10M4S</meta:editing-duration>
    <meta:editing-cycles>1</meta:editing-cycles>
    <meta:document-statistic meta:table-count="0" meta:image-count="0" meta:object-count="0" meta:page-count="1" meta:paragraph-count="17" meta:word-count="305" meta:character-count="2050" meta:non-whitespace-character-count="1751"/>
    <meta:generator>LibreOffice/7.4.1.2$Windows_X86_64 LibreOffice_project/3c58a8f3a960df8bc8fd77b461821e42c061c5f0</meta:generator>
  </office:meta>
</office:document-meta>
</file>